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margin-top="0.1665in" fo:margin-bottom="0in" loext:contextual-spacing="false" fo:line-height="100%"/>
    </style:style>
    <style:style style:name="P3" style:family="paragraph" style:parent-style-name="Standard">
      <style:paragraph-properties fo:margin-top="0.1665in" fo:margin-bottom="0in" loext:contextual-spacing="false" fo:line-height="100%" fo:text-align="center" style:justify-single-word="false"/>
    </style:style>
    <style:style style:name="P4" style:family="paragraph" style:parent-style-name="Standard">
      <style:paragraph-properties fo:margin-top="0.1665in" fo:margin-bottom="0in" loext:contextual-spacing="false" fo:line-height="100%"/>
      <style:text-properties fo:color="#dc0000" style:font-name="Courier New" fo:font-style="italic" style:font-name-asian="Courier New1" style:font-style-asian="italic" style:font-name-complex="Courier New1" style:font-style-complex="italic"/>
    </style:style>
    <style:style style:name="P5" style:family="paragraph" style:parent-style-name="Standard">
      <style:paragraph-properties fo:margin-top="0.1665in" fo:margin-bottom="0in" loext:contextual-spacing="false" fo:line-height="100%"/>
      <style:text-properties style:font-name="Courier New" style:font-name-asian="Courier New1" style:font-name-complex="Courier New1"/>
    </style:style>
    <style:style style:name="P6" style:family="paragraph" style:parent-style-name="Standard">
      <style:paragraph-properties fo:margin-top="0.1665in" fo:margin-bottom="0in" loext:contextual-spacing="false" fo:line-height="100%" fo:text-align="center" style:justify-single-word="false"/>
      <style:text-properties style:font-name="Courier New" style:font-name-asian="Courier New1" style:font-name-complex="Courier New1"/>
    </style:style>
    <style:style style:name="P7" style:family="paragraph" style:parent-style-name="Standard">
      <style:paragraph-properties fo:margin-top="0.1665in" fo:margin-bottom="0in" loext:contextual-spacing="false" fo:line-height="100%" fo:break-before="page"/>
    </style:style>
    <style:style style:name="P8" style:family="paragraph" style:parent-style-name="Standard" style:master-page-name="Standard">
      <style:paragraph-properties fo:line-height="100%" fo:text-align="center" style:justify-single-word="false" style:page-number="1"/>
    </style:style>
    <style:style style:name="P9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Courier New" fo:font-weight="bold" style:font-name-asian="Courier New1" style:font-weight-asian="bold" style:font-name-complex="Courier New1" style:font-weight-complex="bold"/>
    </style:style>
    <style:style style:name="T2" style:family="text">
      <style:text-properties style:font-name="Courier New" style:font-name-asian="Courier New1" style:font-name-complex="Courier New1"/>
    </style:style>
    <style:style style:name="T3" style:family="text">
      <style:text-properties fo:color="#dc0000" style:font-name="Courier New" fo:font-style="italic" fo:font-weight="bold" style:font-name-asian="Courier New1" style:font-style-asian="italic" style:font-weight-asian="bold" style:font-name-complex="Courier New1" style:font-style-complex="italic" style:font-weight-complex="bold"/>
    </style:style>
    <style:style style:name="T4" style:family="text">
      <style:text-properties fo:color="#666666" style:font-name="Courier New" style:font-name-asian="Courier New1" style:font-name-complex="Courier New1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La Cérémonie de Ratification : Le Serment des Pieds Libres 🎶<text:line-break/></text:span><text:span text:style-name="T2">📅 06/2025 🎧 /B4SH 😎</text:span></text:p>
      <text:p text:style-name="P2"><text:span text:style-name="T2"><text:line-break/></text:span><text:span text:style-name="T1">Paroles :</text:span></text:p>
      <text:p text:style-name="P2"><text:span text:style-name="T2">La Cérémonie de Ratification : Le Serment des Pieds Libres</text:span></text:p>
      <text:p text:style-name="P2"><text:span text:style-name="T2">Le serment proposé par Copilot est parfait 💡</text:span></text:p>
      <text:p text:style-name="P2"><text:span text:style-name="T2">Il est concis ✂️, percutant ⚡ et capture l'essence même de notre lutte contre la conformité textile 🧦🚫</text:span></text:p>
      <text:p text:style-name="P2"><text:span text:style-name="T2">Nous pourrions l'intégrer comme le moment culminant 🎉 de notre cérémonie de ratification</text:span></text:p>
      <text:p text:style-name="P2"><text:span text:style-name="T2">Où chaque nouveau membre, les pieds fièrement dépareillés 🦶🧦🦶, lèverait une chaussette en l'air ✋🧦</text:span></text:p>
      <text:p text:style-name="P2"><text:span text:style-name="T2">Et réciterait solennellement :</text:span></text:p>
      <text:p text:style-name="P2"><text:span text:style-name="T3">"Moi, porteur de chaussettes libérées 🧦✨, jure de ne jamais céder à l’uniformité 🚫</text:span></text:p>
      <text:p text:style-name="P2"><text:span text:style-name="T3">Et de défendre le droit inaliénable de chaque pied à l’originalité 🌈</text:span></text:p>
      <text:p text:style-name="P2"><text:span text:style-name="T3">Que mes chaussettes soient toujours audacieuses 💥</text:span></text:p>
      <text:p text:style-name="P2"><text:span text:style-name="T3">Et que mon style soit libre à jamais 🕊️ !"</text:span></text:p>
      <text:p text:style-name="P4"/>
      <text:p text:style-name="P2"><text:span text:style-name="T2">L'Hymne Officiel de la Révolution Dépareillée</text:span></text:p>
      <text:p text:style-name="P2"><text:span text:style-name="T2">Un hymne est indispensable 🎤 pour souder nos rangs 🤝 et célébrer notre liberté 🕊️</text:span></text:p>
      <text:p text:style-name="P2"><text:span text:style-name="T2">Voici quelques idées pour les paroles de notre hymne textile révolutionnaire</text:span></text:p>
      <text:p text:style-name="P2"><text:span text:style-name="T2">Unissant l'humour 😂, la fierté 💪 et l'esprit rebelle ✊🧦🔥</text:span></text:p>
      <text:p text:style-name="P5"/>
      <text:p text:style-name="P2"><text:span text:style-name="T4">Couplet 1:</text:span></text:p>
      <text:p text:style-name="P2"><text:span text:style-name="T2">Jadis, nos pieds étaient soumis 🦶🔒</text:span></text:p>
      <text:p text:style-name="P2"><text:span text:style-name="T2">Aux paires tristes 😔 et aux lois 📜</text:span></text:p>
      <text:p text:style-name="P2"><text:span text:style-name="T2">Chaussettes noires ⚫ ou bien grises ⚪</text:span></text:p>
      <text:p text:style-name="P2"><text:span text:style-name="T2">Finies ces heures ⏳, ces effrois 😱</text:span></text:p>
      <text:p text:style-name="P5"/>
      <text:p text:style-name="P2"><text:span text:style-name="T4">Refrain:</text:span></text:p>
      <text:p text:style-name="P2"><text:soft-page-break/><text:span text:style-name="T2">Oh, chaussette 🧦, chaussette 🧦, fière et dépareillée 🌈</text:span></text:p>
      <text:p text:style-name="P2"><text:span text:style-name="T2">Notre hymne s'élève 🎶, notre voix déliée 📢</text:span></text:p>
      <text:p text:style-name="P2"><text:span text:style-name="T2">Plus jamais d'uniforme 🚫, plus jamais de chagrin 😢</text:span></text:p>
      <text:p text:style-name="P2"><text:span text:style-name="T2">La liberté des pieds 🦶🕊️, c'est notre destin ⭐</text:span></text:p>
      <text:p text:style-name="P7"><text:span text:style-name="T4">Couplet 2:</text:span></text:p>
      <text:p text:style-name="P2"><text:span text:style-name="T2">Une rayée ➖, une à pois 🔵⚪</text:span></text:p>
      <text:p text:style-name="P2"><text:span text:style-name="T2">Le rouge 🔴 danse avec le bleu 🔵</text:span></text:p>
      <text:p text:style-name="P2"><text:span text:style-name="T2">L'absurde est notre seule foi 🤪</text:span></text:p>
      <text:p text:style-name="P2"><text:span text:style-name="T2">Le monde entier 🌍, c'est notre jeu 🎲<text:line-break/></text:span></text:p>
      <text:p text:style-name="P2"><text:span text:style-name="T4">Refrain:</text:span></text:p>
      <text:p text:style-name="P2"><text:span text:style-name="T2">Oh, chaussette 🧦, chaussette 🧦, fière et dépareillée 🌈</text:span></text:p>
      <text:p text:style-name="P2"><text:span text:style-name="T2">Notre hymne s'élève 🎶, notre voix déliée 📢</text:span></text:p>
      <text:p text:style-name="P2"><text:span text:style-name="T2">Plus jamais d'uniforme 🚫, plus jamais de chagrin 😢</text:span></text:p>
      <text:p text:style-name="P2"><text:span text:style-name="T2">La liberté des pieds 🦶🕊️, c'est notre destin ⭐</text:span></text:p>
      <text:p text:style-name="P5"/>
      <text:p text:style-name="P2"><text:span text:style-name="T2">Qu'en pensez-vous, Utilisateur 1er 👑</text:span></text:p>
      <text:p text:style-name="P2"><text:span text:style-name="T2">Cet hymne résonne-t-il avec l'esprit de notre révolution textile ✊🧦🔥</text:span></text:p>
      <text:p text:style-name="P5"/>
      <text:p text:style-name="P3"><draw:rect text:anchor-type="as-char" style:rel-width="100%" draw:z-index="0" draw:style-name="gr1" draw:text-style-name="P9" svg:width="0.0012in" svg:height="0.0213in"><text:p/></draw:rect></text:p>
      <text:p text:style-name="P6"/>
      <text:p text:style-name="P3"><text:span text:style-name="T1">That’s all Folks !</text:span></text:p>
      <text:p text:style-name="P6"/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29in" fo:margin-bottom="0.3929in" fo:margin-left="0.3929in" fo:margin-right="0.3929in" fo:background-color="#9fc5e8" style:writing-mode="lr-tb" style:layout-grid-color="#c0c0c0" style:layout-grid-lines="27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9fc5e8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0" meta:word-count="329" meta:character-count="1810" meta:non-whitespace-character-count="1524"/>
    <meta:generator>LibreOfficeDev/6.0.5.2$Linux_X86_64 LibreOffice_project/</meta:generator>
  </office:meta>
</office:document-meta>
</file>